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95911"/>
    </style:style>
    <style:style style:name="P2" style:family="paragraph" style:parent-style-name="Standard">
      <style:text-properties officeooo:paragraph-rsid="000a04bf"/>
    </style:style>
    <style:style style:name="P3" style:family="paragraph" style:parent-style-name="Standard">
      <style:text-properties officeooo:paragraph-rsid="000a4d16"/>
    </style:style>
    <style:style style:name="P4" style:family="paragraph" style:parent-style-name="Standard">
      <style:text-properties officeooo:paragraph-rsid="000c2d70"/>
    </style:style>
    <style:style style:name="P5" style:family="paragraph" style:parent-style-name="Standard">
      <style:text-properties officeooo:paragraph-rsid="000dd0cd"/>
    </style:style>
    <style:style style:name="P6" style:family="paragraph" style:parent-style-name="Standard">
      <style:text-properties officeooo:paragraph-rsid="000e0c45"/>
    </style:style>
    <style:style style:name="P7" style:family="paragraph" style:parent-style-name="Standard">
      <style:text-properties officeooo:paragraph-rsid="0011a881"/>
    </style:style>
    <style:style style:name="P8" style:family="paragraph" style:parent-style-name="Standard">
      <style:text-properties officeooo:paragraph-rsid="001351df"/>
    </style:style>
    <style:style style:name="T1" style:family="text">
      <style:text-properties officeooo:rsid="00095911"/>
    </style:style>
    <style:style style:name="T2" style:family="text">
      <style:text-properties officeooo:rsid="000a04bf"/>
    </style:style>
    <style:style style:name="T3" style:family="text">
      <style:text-properties officeooo:rsid="000a4d16"/>
    </style:style>
    <style:style style:name="T4" style:family="text">
      <style:text-properties officeooo:rsid="000c2d70"/>
    </style:style>
    <style:style style:name="T5" style:family="text">
      <style:text-properties officeooo:rsid="000dd0cd"/>
    </style:style>
    <style:style style:name="T6" style:family="text">
      <style:text-properties officeooo:rsid="000e0c45"/>
    </style:style>
    <style:style style:name="T7" style:family="text">
      <style:text-properties officeooo:rsid="000fdb68"/>
    </style:style>
    <style:style style:name="T8" style:family="text">
      <style:text-properties officeooo:rsid="0011a881"/>
    </style:style>
    <style:style style:name="T9" style:family="text">
      <style:text-properties officeooo:rsid="001351df"/>
    </style:style>
    <style:style style:name="T10" style:family="text">
      <style:text-properties officeooo:rsid="00149258"/>
    </style:style>
    <style:style style:name="T11" style:family="text">
      <style:text-properties officeooo:rsid="001559bb"/>
    </style:style>
    <style:style style:name="T12" style:family="text">
      <style:text-properties officeooo:rsid="00165e93"/>
    </style:style>
    <style:style style:name="T13" style:family="text">
      <style:text-properties officeooo:rsid="0017ba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amienie milowe:</text:span></text:p>
      <text:p text:style-name="P1"><text:span text:style-name="T1"/></text:p>
      <text:p text:style-name="P5"><text:span text:style-name="T5">- 31 października:</text:span></text:p>
      <text:p text:style-name="P5"><text:span text:style-name="T5">Projekt kodowania poziomów</text:span></text:p>
      <text:p text:style-name="P5"><text:span text:style-name="T5"/></text:p>
      <text:p text:style-name="P5"><text:span text:style-name="T5">- 3 listopada:</text:span></text:p>
      <text:p text:style-name="P5"><text:span text:style-name="T5">Projekt technicznej strony trybu dla dwóch graczy</text:span></text:p>
      <text:p text:style-name="P1"><text:span text:style-name="T1"/></text:p>
      <text:p text:style-name="P1"><text:span text:style-name="T1">- 7 listopada:</text:span></text:p>
      <text:p text:style-name="P1"><text:span text:style-name="T13">P</text:span><text:span text:style-name="T1">rojekt systemu w UML</text:span></text:p>
      <text:p text:style-name="P1"><text:span text:style-name="T1"/></text:p>
      <text:p text:style-name="P3"><text:span text:style-name="T3">- 10 listopada:</text:span></text:p>
      <text:p text:style-name="P3"><text:span text:style-name="T3">Pierwsza grywalna kompilacja (gdzie grywalna oznacza możliwość poruszania się statkiem)</text:span></text:p>
      <text:p text:style-name="P3"><text:span text:style-name="T3"/></text:p>
      <text:p text:style-name="P4"><text:span text:style-name="T4">- 17 listopada:</text:span></text:p>
      <text:p text:style-name="P4"><text:span text:style-name="T4">Pierwsza w pełni grywalna kompilacja (tylko tryb dla jednego gracza)</text:span></text:p>
      <text:p text:style-name="P4"><text:span text:style-name="T4"/></text:p>
      <text:p text:style-name="P6"><text:span text:style-name="T6">- 24 listopada:</text:span></text:p>
      <text:p text:style-name="P6"><text:span text:style-name="T6">Wersja beta trybu dla jednego gracza</text:span></text:p>
      <text:p text:style-name="P6"><text:span text:style-name="T6"/></text:p>
      <text:p text:style-name="P6"><text:span text:style-name="T6">- 1 grudnia:</text:span></text:p>
      <text:p text:style-name="P6"><text:span text:style-name="T6">Pierwsza grywalna kompilacja z trybem dla dwóch graczy</text:span></text:p>
      <text:p text:style-name="P1"><text:span text:style-name="T1"/></text:p>
      <text:p text:style-name="P2"><text:span text:style-name="T2">- 12 grudnia:</text:span></text:p>
      <text:p text:style-name="P2"><text:span text:style-name="T12">D</text:span><text:span text:style-name="T2">ziałający prototyp, </text:span><text:span text:style-name="T7">wersja beta trybu dla dwóch graczy</text:span></text:p>
      <text:p text:style-name="P2"><text:span text:style-name="T7"/></text:p>
      <text:p text:style-name="P7"><text:span text:style-name="T8">- 31 grudnia:</text:span></text:p>
      <text:p text:style-name="P7"><text:span text:style-name="T8">Wersja RC projektu</text:span></text:p>
      <text:p text:style-name="P7"><text:span text:style-name="T8"/></text:p>
      <text:p text:style-name="P8"><text:span text:style-name="T9">- 12 stycznia:</text:span></text:p>
      <text:p text:style-name="P8"><text:span text:style-name="T9">Zakończenie prac nad grą</text:span></text:p>
      <text:p text:style-name="P8"><text:span text:style-name="T9"/></text:p>
      <text:p text:style-name="P8"><text:span text:style-name="T9">- 19 stycznia:</text:span></text:p>
      <text:p text:style-name="P8"><text:span text:style-name="T9">Zakończenie prac nad dokumentacjami</text:span></text:p>
      <text:p text:style-name="P8"><text:span text:style-name="T9"/></text:p>
      <text:p text:style-name="P8"><text:span text:style-name="T9">- 22 stycznia:</text:span></text:p>
      <text:p text:style-name="P8"><text:span text:style-name="T9">Zakończenie prac nad podręcznikiem dla użytkownika</text:span></text:p>
      <text:p text:style-name="P2"><text:span text:style-name="T2"/></text:p>
      <text:p text:style-name="P2"><text:span text:style-name="T2">- 23 stycznia:</text:span></text:p>
      <text:p text:style-name="P2"><text:span text:style-name="T9">Oddanie </text:span><text:span text:style-name="T2">ostateczn</text:span><text:span text:style-name="T9">ej</text:span><text:span text:style-name="T2"> wersj</text:span><text:span text:style-name="T10">i</text:span><text:span text:style-name="T2"> gry + dokumentacj</text:span><text:span text:style-name="T11">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0-24T12:14:10</meta:creation-date>
    <meta:generator>LibreOffice/3.6$Linux_X86_64 LibreOffice_project/360m1$Build-304</meta:generator>
    <dc:date>2013-10-24T12:29:31</dc:date>
    <meta:editing-duration>PT14M9S</meta:editing-duration>
    <meta:editing-cycles>14</meta:editing-cycles>
    <meta:document-statistic meta:table-count="0" meta:image-count="0" meta:object-count="0" meta:page-count="1" meta:paragraph-count="27" meta:word-count="120" meta:character-count="769" meta:non-whitespace-character-count="676"/>
  </office:meta>
</office:document-meta>
</file>